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1" svg:font-family="'Droid Sans'" style:font-pitch="variable"/>
    <style:font-face style:name="FreeSans1" svg:font-family="FreeSans" style:font-pitch="variable"/>
    <style:font-face style:name="Gentium Plus" svg:font-family="'Gentium Plus'" style:font-pitch="variable"/>
    <style:font-face style:name="Quivira" svg:font-family="Quivira" style:font-pitch="variable"/>
    <style:font-face style:name="WenQuanYi Micro Hei" svg:font-family="'WenQuanYi Micro Hei'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style:font-name="Quivira" style:font-name-complex="Quivira"/>
    </style:style>
    <style:style style:name="P2" style:family="paragraph" style:parent-style-name="Standard">
      <style:text-properties style:font-name="Quivira" fo:font-size="16pt" style:font-size-asian="16pt" style:font-name-complex="Quivira" style:font-size-complex="16pt"/>
    </style:style>
    <style:style style:name="P3" style:family="paragraph" style:parent-style-name="Standard">
      <style:paragraph-properties fo:break-before="page"/>
      <style:text-properties style:font-name="Quivira" fo:font-size="16pt" style:font-size-asian="16pt" style:font-name-complex="Quivira" style:font-size-complex="16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Quivira" style:font-name-complex="Quivira"/>
    </style:style>
    <style:style style:name="T2" style:family="text">
      <style:text-properties style:font-name="Quivira" fo:font-size="24pt" style:font-name-asian="Quivira" style:font-size-asian="24pt" style:font-name-complex="Quivira" style:font-size-complex="24pt"/>
    </style:style>
    <style:style style:name="T3" style:family="text">
      <style:text-properties style:font-name="Quivira" fo:font-size="24pt" style:font-size-asian="24pt" style:font-name-complex="Quivira" style:font-size-complex="24pt"/>
    </style:style>
    <style:style style:name="T4" style:family="text">
      <style:text-properties style:font-name="Quivira" style:font-name-asian="Quivira" style:font-name-complex="Quivira"/>
    </style:style>
    <style:style style:name="T5" style:family="text">
      <style:text-properties style:font-name="Quivira" fo:font-size="16pt" style:font-size-asian="16pt" style:font-name-complex="Quivira" style:font-size-complex="16pt"/>
    </style:style>
    <style:style style:name="T6" style:family="text">
      <style:text-properties fo:font-size="12pt" style:font-name-asian="WenQuanYi Micro Hei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uU+2b</text:p>
      <text:p text:style-name="Standard"/>
      <text:p text:style-name="Standard">Alt-X toggles between a unicode character, and it’s codepoint. <text:s/></text:p>
      <text:p text:style-name="Standard">-supports multiple U+xxxxxxxx codepoints.</text:p>
      <text:p text:style-name="Standard">-supports single character using 2-8 length hex string (without using U+ notation)</text:p>
      <text:p text:style-name="Standard">-implemented in Writer and in Draw/Impress</text:p>
      <text:p text:style-name="Standard"/>
      <text:p text:style-name="Standard">Ä̱<text:tab/>//basic multiple codepoint testcase to convert back and forth</text:p>
      <text:p text:style-name="Standard">2<text:tab/>//basic single character testcase</text:p>
      <text:p text:style-name="Standard">e<text:tab/>//basic single character testcase</text:p>
      <text:p text:style-name="Standard">U+32<text:tab/>//2 character unicode codepoint (2)</text:p>
      <text:p text:style-name="Standard">U+0032<text:tab/>//4 character unicode codepoint (2)</text:p>
      <text:p text:style-name="Standard">32<text:tab/>//2 character hex string testcase (2)</text:p>
      <text:p text:style-name="Standard">bf<text:tab/>//2 character hex string testcase (¿)</text:p>
      <text:p text:style-name="Standard">2bc<text:tab/>//3 character hex string testcase (ʼ)</text:p>
      <text:p text:style-name="Standard">a78c<text:tab/>//4 character hex string testcase (ꞌ)</text:p>
      <text:p text:style-name="P1">10ffff<text:tab/>//6 character hex string testcase (􏿿). <text:s/>Maximum unicode unit.</text:p>
      <text:p text:style-name="Standard">eॊ<text:tab/>//space combining character (094a)</text:p>
      <text:p text:style-name="Standard"><text:span text:style-name="T2">🂡</text:span><text:span text:style-name="T3"><text:tab/>//Quivira font – Ace of spades</text:span></text:p>
      <text:p text:style-name="Standard"><text:span text:style-name="T4">𐄡</text:span><text:span text:style-name="T1"><text:tab/>//Quivira font – Aegian number 900 (10121)</text:span></text:p>
      <text:p text:style-name="Standard"><text:span text:style-name="T4"></text:span><text:span text:style-name="T1"><text:tab/>//Quivira font – PUA (e000)</text:span></text:p>
      <text:p text:style-name="Standard"><text:span text:style-name="T6">힣</text:span><text:tab/>//WenQuanYi font (d7a3)</text:p>
      <text:p text:style-name="P1"/>
      <text:p text:style-name="P1"/>
      <text:p text:style-name="Standard">Oddball strings: verify that they work as expected.</text:p>
      <text:p text:style-name="Standard"><text:tab/>//blank; no character; start of line. <text:s/>Alt-X should do nothing.</text:p>
      <text:p text:style-name="Standard">U+0020<text:tab/>//first printable unicode character (space)</text:p>
      <text:p text:style-name="Standard">+2<text:tab/>//initial ‘+’ should be untouched. <text:s/>Toggle only the ‘2’.</text:p>
      <text:p text:style-name="Standard">\uA78Cä̱<text:tab/>//converting from ä̱ should not affect A78C</text:p>
      <text:p text:style-name="Standard">u+a78cä̱<text:tab/>/entire string will eventually toggle into regular characters (ꞌä̱)</text:p>
      <text:p text:style-name="Standard">X+A78Cä̱<text:tab/>//x+A78C should be untouched. <text:s/>Toggle only ä̱</text:p>
      <text:p text:style-name="Standard">A78Cä̱<text:tab/>//A78C should be untouched. <text:s/>Toggle only ä̱</text:p>
      <text:p text:style-name="Standard">U+00032<text:tab/>//5 character unicode codepoint (2)</text:p>
      <text:p text:style-name="Standard">U+0000a78c<text:tab/>//8 character unicode codepoint (ꞌ)</text:p>
      <text:p text:style-name="Standard">U+00000a78c<text:tab/>//9 character unicode codepoint (ꞌ)</text:p>
      <text:p text:style-name="Standard">0a78c<text:tab/>//5 hex chars.</text:p>
      <text:p text:style-name="Standard">0000A78C<text:tab/>//8 hex chars.</text:p>
      <text:p text:style-name="Standard">A0000A78C<text:tab/>//9 hex chars. initial A should be untouched. <text:s/>Toggle only 0000A78C</text:p>
      <text:p text:style-name="Standard">u+7<text:tab/>//should toggle between a control character (bell)</text:p>
      <text:p text:style-name="Standard"><text:soft-page-break/>x+a78cU+32<text:tab/>//x+a78c should be untouched. <text:s/>Toggle only u+32 (2)</text:p>
      <text:p text:style-name="Standard">11ffffU+a78c<text:tab/>//11ffff should be untouched.</text:p>
      <text:p text:style-name="Standard">AAa78c<text:tab/>//exceeds unicode unit maximum</text:p>
      <text:p text:style-name="Standard">u+d800<text:tab/>//high surrogate –no unicode representation –requires low following</text:p>
      <text:p text:style-name="Standard">u+dc00<text:tab/>//low surrogate –no unicode representation –requires high preceding</text:p>
      <text:p text:style-name="Standard">u+dfff<text:tab/>//last low surrogate</text:p>
      <text:p text:style-name="P1">u+e000<text:tab/>//first non-surrogate</text:p>
      <text:p text:style-name="Standard">u+110000<text:tab/>//first non-unicode defined unit</text:p>
      <text:p text:style-name="Standard">u+0<text:tab/>//first unicode defined unit</text:p>
      <text:p text:style-name="Standard">U+-1<text:tab/>//nonsense test</text:p>
      <text:p text:style-name="Standard">+<text:tab/>//part of unicode notation character</text:p>
      <text:p text:style-name="Standard">++<text:tab/>//part of unicode notation character</text:p>
      <text:p text:style-name="Standard">U<text:tab/>//part of unicode notation character</text:p>
      <text:p text:style-name="Standard">U+<text:tab/>//part of unicode notation character</text:p>
      <text:p text:style-name="Standard">U++<text:tab/>//part of unicode notation character</text:p>
      <text:p text:style-name="Standard">U++32<text:tab/>//improper unicode notation</text:p>
      <text:p text:style-name="Standard">u+10ffffu+300u+310<text:tab/>//high plane with combining character – edge case</text:p>
      <text:p text:style-name="Standard">U+331U+301<text:tab/>//edge case – combining characters without a base – nothing before</text:p>
      <text:p text:style-name="Standard">xU+331U+301<text:tab/>//edge case – combining characters without a base – non-hex before</text:p>
      <text:p text:style-name="Standard">aU+331U+301<text:tab/>//edge case – combining characters without a base – hex before</text:p>
      <text:p text:style-name="Standard">uU+331U+308<text:tab/>//edge case – combining characters without a base – u before</text:p>
      <text:p text:style-name="Standard">+u+323u+302<text:tab/>//edge case – combining characters without a base - + before</text:p>
      <text:p text:style-name="Standard">U+u+323u+302<text:tab/>//edge case – combining characters without a base - U+ before</text:p>
      <text:p text:style-name="Standard">u+323u+DC00u+331<text:tab/>//extremest edge cases – partial surrogate with combining char</text:p>
      <text:p text:style-name="Standard">u+dc00u+DC00u+331<text:tab/>//extremest edge cases – two low surroages</text:p>
      <text:p text:style-name="Standard">+u+DC00u+331<text:tab/>//extremest edge cases</text:p>
      <text:p text:style-name="Standard">xu+DC00u+331<text:tab/>//extremest edge cases </text:p>
      <text:p text:style-name="Standard">u+D800u+331<text:tab/>//extremest edge cases – partial surrogate with combining character</text:p>
      <text:p text:style-name="Standard">u+D800u+D800u+331<text:tab/>//extremest edge cases – two high surrogates</text:p>
      <text:p text:style-name="Standard">u+FFFF0000u+00110000<text:tab/>//edge-case</text:p>
      <text:p text:style-name="Standard">u+CCCCCCu+BBBBBBu+AAAAAA<text:tab/>//edge case</text:p>
      <text:p text:style-name="Standard"><text:span text:style-name="T2">🂡🂮🂬🂫</text:span><text:span text:style-name="T3"><text:tab/>//</text:span><text:span text:style-name="T5">Quivira font – multiple non-zero plane chars</text:span></text:p>
      <text:p text:style-name="Standard"/>
      <text:p text:style-name="P2"/>
      <text:p text:style-name="P3">Other tests:</text:p>
      <text:p text:style-name="P2">-select some text. <text:s/>Does it work as expected?</text:p>
      <text:p text:style-name="P2">-test on read-only documents? Any problems?</text:p>
      <text:p text:style-name="P2">-Right to Left text – does it work as expected?</text:p>
      <text:p text:style-name="P2">-</text:p>
      <text:p text:style-name="P2">u+00000041u+00000042u+00000043u+00000044u+00000045u+00000046u+00000047u+00000048u+00000049u+0000004au+0000004bu+0000004cu+0000004du+0000004eu+0000004fu+00000050u+00000051u+00000052u+00000053u+00000054u+00000055u+00000056u+00000057u+00000057u+00000058u+00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1" svg:font-family="'Droid Sans'" style:font-pitch="variable"/>
    <style:font-face style:name="FreeSans1" svg:font-family="FreeSans" style:font-pitch="variable"/>
    <style:font-face style:name="Gentium Plus" svg:font-family="'Gentium Plus'" style:font-pitch="variable"/>
    <style:font-face style:name="Quivira" svg:font-family="Quivira" style:font-pitch="variable"/>
    <style:font-face style:name="WenQuanYi Micro Hei" svg:font-family="'WenQuanYi Micro Hei'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" style:font-size-asian="10.5pt" style:language-asian="zh" style:country-asian="CN" style:font-name-complex="Times New Roman" style:font-size-complex="12pt" style:language-complex="am" style:country-complex="E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font-name-asian="Droid Sans" style:font-size-asian="10.5pt" style:language-asian="zh" style:country-asian="CN" style:font-name-complex="Times New Roman" style:font-size-complex="12pt" style:language-complex="am" style:country-complex="E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>
          <style:tab-stop style:position="3.81cm"/>
        </style:tab-stops>
      </style:paragraph-properties>
      <style:text-properties style:use-window-font-color="true" style:font-name="Gentium Plus" fo:font-family="'Gentium Plus'" style:font-pitch="variable" fo:font-size="12pt" fo:language="en" fo:country="US" style:letter-kerning="true" style:font-name-asian="Droid Sans1" style:font-family-asian="'Droid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Luth</meta:initial-creator>
    <meta:creation-date>2015-07-17T12:23:12.625535800</meta:creation-date>
    <dc:creator>justin </dc:creator>
    <dc:date>2015-08-06T12:01:57.817288400</dc:date>
    <meta:editing-cycles>61</meta:editing-cycles>
    <meta:editing-duration>PT5H45M9S</meta:editing-duration>
    <meta:document-statistic meta:table-count="0" meta:image-count="0" meta:object-count="0" meta:page-count="3" meta:paragraph-count="73" meta:word-count="485" meta:character-count="3657" meta:non-whitespace-character-count="3215"/>
    <meta:generator>LibreOffice/4.4.5.2$Linux_X86_64 LibreOffice_project/40m0$Build-2</meta:generator>
  </office:meta>
</office:document-meta>
</file>